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193.8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284.74pt"/>
    </style:style>
    <style:style style:name="co6" style:family="table-column">
      <style:table-column-properties fo:break-before="auto" style:column-width="120.84pt"/>
    </style:style>
    <style:style style:name="co7" style:family="table-column">
      <style:table-column-properties fo:break-before="auto" style:column-width="168.75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115.99pt"/>
    </style:style>
    <style:style style:name="co12" style:family="table-column">
      <style:table-column-properties fo:break-before="auto" style:column-width="222.24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32.66pt"/>
    </style:style>
    <style:style style:name="co19" style:family="table-column">
      <style:table-column-properties fo:break-before="auto" style:column-width="113.19pt"/>
    </style:style>
    <style:style style:name="co20" style:family="table-column">
      <style:table-column-properties fo:break-before="auto" style:column-width="131.95pt"/>
    </style:style>
    <style:style style:name="co21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84.36pt" fo:break-before="auto" style:use-optimal-row-height="true"/>
    </style:style>
    <style:style style:name="ro3" style:family="table-row">
      <style:table-row-properties style:row-height="73.11pt" fo:break-before="auto" style:use-optimal-row-height="true"/>
    </style:style>
    <style:style style:name="ro4" style:family="table-row">
      <style:table-row-properties style:row-height="61.2pt" fo:break-before="auto" style:use-optimal-row-height="true"/>
    </style:style>
    <style:style style:name="ro5" style:family="table-row">
      <style:table-row-properties style:row-height="49.35pt" fo:break-before="auto" style:use-optimal-row-height="true"/>
    </style:style>
    <style:style style:name="ro6" style:family="table-row">
      <style:table-row-properties style:row-height="108.11pt" fo:break-before="auto" style:use-optimal-row-height="true"/>
    </style:style>
    <style:style style:name="ro7" style:family="table-row">
      <style:table-row-properties style:row-height="109.36pt" fo:break-before="auto" style:use-optimal-row-height="true"/>
    </style:style>
    <style:style style:name="ro8" style:family="table-row">
      <style:table-row-properties style:row-height="60.6pt" fo:break-before="auto" style:use-optimal-row-height="true"/>
    </style:style>
    <style:style style:name="ro9" style:family="table-row">
      <style:table-row-properties style:row-height="85.61pt" fo:break-before="auto" style:use-optimal-row-height="true"/>
    </style:style>
    <style:style style:name="ro10" style:family="table-row">
      <style:table-row-properties style:row-height="72.45pt" fo:break-before="auto" style:use-optimal-row-height="true"/>
    </style:style>
    <style:style style:name="ro11" style:family="table-row">
      <style:table-row-properties style:row-height="96.21pt" fo:break-before="auto" style:use-optimal-row-height="true"/>
    </style:style>
    <style:style style:name="ro12" style:family="table-row">
      <style:table-row-properties style:row-height="83.71pt" fo:break-before="auto" style:use-optimal-row-height="true"/>
    </style:style>
    <style:style style:name="ro13" style:family="table-row">
      <style:table-row-properties style:row-height="97.46pt" fo:break-before="auto" style:use-optimal-row-height="true"/>
    </style:style>
    <style:style style:name="ro14" style:family="table-row">
      <style:table-row-properties style:row-height="37.45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67.49pt" fo:break-before="auto" style:use-optimal-row-height="false"/>
    </style:style>
    <style:style style:name="ro18" style:family="table-row">
      <style:table-row-properties style:row-height="75.74pt" fo:break-before="auto" style:use-optimal-row-height="false"/>
    </style:style>
    <style:style style:name="ro19" style:family="table-row">
      <style:table-row-properties style:row-height="15.76pt" fo:break-before="auto" style:use-optimal-row-height="true"/>
    </style:style>
    <style:style style:name="ro2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2" style:base-cell-address="'TEST CASES_STATUS_REPORT_Proble'.A1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Proble'.J2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Proble'.J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b7e1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1" style:base-cell-address="'TEST CASES_RESULTS'.J2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CASES_STATUS_REPORT_Proble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4" table:default-cell-style-name="ce9"/>
        <table:table-column table:style-name="co14" table:number-columns-repeated="997" table:default-cell-style-name="ce9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10" office:value-type="string" calcext:value-type="string">
            <text:p/>
            <text:p>Test Case</text:p>
            <text:p>No</text:p>
          </table:table-cell>
          <table:table-cell table:style-name="ce10" office:value-type="string" calcext:value-type="string">
            <text:p>TestCaseID - Title</text:p>
          </table:table-cell>
          <table:table-cell table:style-name="ce10" office:value-type="string" calcext:value-type="string">
            <text:p>Priority</text:p>
          </table:table-cell>
          <table:table-cell table:style-name="ce13" office:value-type="string" calcext:value-type="string">
            <text:p>Automated</text:p>
          </table:table-cell>
          <table:table-cell table:style-name="ce10" office:value-type="string" calcext:value-type="string">
            <text:p>Test Steps</text:p>
          </table:table-cell>
          <table:table-cell table:style-name="ce10" office:value-type="string" calcext:value-type="string">
            <text:p>Test Data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Actual Result</text:p>
          </table:table-cell>
          <table:table-cell table:style-name="ce10" office:value-type="string" calcext:value-type="string">
            <text:p>Pass/Fail/Blocked</text:p>
          </table:table-cell>
          <table:table-cell table:style-name="ce10" office:value-type="string" calcext:value-type="string">
            <text:p>BUG ID</text:p>
          </table:table-cell>
          <table:table-cell table:style-name="ce21" table:number-columns-repeated="16"/>
          <table:table-cell table:number-columns-repeated="997"/>
        </table:table-row>
        <table:table-row table:style-name="ro2">
          <table:table-cell table:style-name="ce3" office:value-type="string" calcext:value-type="string" table:number-columns-spanned="1" table:number-rows-spanned="5">
            <text:p>LOGIN</text:p>
          </table:table-cell>
          <table:table-cell table:style-name="ce11" office:value-type="string" calcext:value-type="string">
            <text:p>TC1</text:p>
          </table:table-cell>
          <table:table-cell table:style-name="ce11" office:value-type="string" calcext:value-type="string">
            <text:p>Username si parola corecte</text:p>
            <text:p>+</text:p>
            <text:p>Verificare functie protejare parola (.....)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</text:p>
            <text:p>2. Introducem in campul “USERNAME” un username valid</text:p>
            <text:p>3. Introducem in campul "PASSWORD" o parola valida si verifcam adaugarea punctelor '...' in loc de caractere</text:p>
            <text:p>4. Apasam butonul “LOGIN”</text:p>
          </table:table-cell>
          <table:table-cell table:style-name="ce11" office:value-type="string" calcext:value-type="string">
            <text:p>VALORI</text:p>
            <text:p/>
            <text:p>problem_user</text:p>
            <text:p>secret_sauce</text:p>
            <text:p>Verificare '...'</text:p>
          </table:table-cell>
          <table:table-cell table:number-columns-repeated="2" table:style-name="ce15" office:value-type="string" calcext:value-type="string">
            <text:p>REDIRECTIONARE CATRE HOME PAGE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22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1" office:value-type="string" calcext:value-type="string">
            <text:p>TC2</text:p>
          </table:table-cell>
          <table:table-cell table:style-name="ce11" office:value-type="string" calcext:value-type="string">
            <text:p>Username valid si parola invalida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</text:p>
            <text:p>2. Introducem in campul “USERNAME” un username valid</text:p>
            <text:p>3. Introducem in campul "PASSWORD" o parola invalida</text:p>
            <text:p>4. Apasam butonul “LOGIN”</text:p>
          </table:table-cell>
          <table:table-cell table:style-name="ce11" office:value-type="string" calcext:value-type="string">
            <text:p>VALORI</text:p>
            <text:p/>
            <text:p>problem_user</text:p>
            <text:p>secret_sauc</text:p>
          </table:table-cell>
          <table:table-cell table:style-name="ce15" office:value-type="string" calcext:value-type="string">
            <text:p>Mesaj:</text:p>
            <text:p>Username and password do not match any user in this service</text:p>
          </table:table-cell>
          <table:table-cell table:style-name="ce15" office:value-type="string" calcext:value-type="string">
            <text:p>Mesaj:</text:p>
            <text:p>Username and password do not match any user in this service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22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1" office:value-type="string" calcext:value-type="string">
            <text:p>TC3</text:p>
          </table:table-cell>
          <table:table-cell table:style-name="ce11" office:value-type="string" calcext:value-type="string">
            <text:p>Username valid si parola camp gol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</text:p>
            <text:p>2. Introducem in campul “USERNAME” un username valid</text:p>
            <text:p>3. Lasam gol campul "PASSWORD" </text:p>
            <text:p>4. Apasam butonul “LOGIN”</text:p>
          </table:table-cell>
          <table:table-cell table:style-name="ce11" office:value-type="string" calcext:value-type="string">
            <text:p>VALORI</text:p>
            <text:p/>
            <text:p>problem_user</text:p>
            <text:p>Camp gol</text:p>
          </table:table-cell>
          <table:table-cell table:style-name="ce15" office:value-type="string" calcext:value-type="string">
            <text:p>Mesaj:</text:p>
            <text:p>Password is required</text:p>
          </table:table-cell>
          <table:table-cell table:style-name="ce15" office:value-type="string" calcext:value-type="string">
            <text:p>Mesaj:</text:p>
            <text:p>Password is required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22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1" office:value-type="string" calcext:value-type="string">
            <text:p>TC4</text:p>
          </table:table-cell>
          <table:table-cell table:style-name="ce11" office:value-type="string" calcext:value-type="string">
            <text:p>Username invalid si parola valida </text:p>
            <text:p/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</text:p>
            <text:p>2. Introducem in campul “USERNAME” un username invalid</text:p>
            <text:p>3. Introducem in campul "PASSWORD" o parola valida</text:p>
            <text:p>4. Apasam butonul “LOGIN”</text:p>
          </table:table-cell>
          <table:table-cell table:style-name="ce11" office:value-type="string" calcext:value-type="string">
            <text:p>VALORI</text:p>
            <text:p/>
            <text:p>roblem_user</text:p>
            <text:p>secret_sauce</text:p>
          </table:table-cell>
          <table:table-cell table:style-name="ce15" office:value-type="string" calcext:value-type="string">
            <text:p>Mesaj:</text:p>
            <text:p>Username and password do not match any user in this service</text:p>
          </table:table-cell>
          <table:table-cell table:style-name="ce15" office:value-type="string" calcext:value-type="string">
            <text:p>Mesaj:</text:p>
            <text:p>Username and password do not match any user in this service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5">
          <table:covered-table-cell table:style-name="ce5"/>
          <table:table-cell table:style-name="ce11" office:value-type="string" calcext:value-type="string">
            <text:p>TC5</text:p>
          </table:table-cell>
          <table:table-cell table:style-name="ce11" office:value-type="string" calcext:value-type="string">
            <text:p>Username camp gol si parola valida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</text:p>
            <text:p>2. Lasam gol campul “USERNAME” </text:p>
            <text:p>3. Introducem in campul "PASSWORD" o parola valida</text:p>
            <text:p>4. Apasam butonul “LOGIN”</text:p>
          </table:table-cell>
          <table:table-cell table:style-name="ce11" office:value-type="string" calcext:value-type="string">
            <text:p>VALORI</text:p>
            <text:p/>
            <text:p>Camp gol</text:p>
            <text:p>secret_sauce</text:p>
          </table:table-cell>
          <table:table-cell table:style-name="ce15" office:value-type="string" calcext:value-type="string">
            <text:p>Mesaj:</text:p>
            <text:p>Username is required</text:p>
          </table:table-cell>
          <table:table-cell table:style-name="ce15" office:value-type="string" calcext:value-type="string">
            <text:p>Mesaj:</text:p>
            <text:p>Username is required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6">
          <table:table-cell table:style-name="ce3" office:value-type="string" calcext:value-type="string" table:number-columns-spanned="1" table:number-rows-spanned="12">
            <text:p>HOME PAGE</text:p>
          </table:table-cell>
          <table:table-cell table:style-name="ce11" office:value-type="string" calcext:value-type="string">
            <text:p>TC6</text:p>
          </table:table-cell>
          <table:table-cell table:style-name="ce11" office:value-type="string" calcext:value-type="string">
            <text:p>Buton 'All Items' (6 produse) +</text:p>
            <text:p>Verificare afisare detalii produs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Buton 'All Items'</text:p>
            <text:p>3. Verficam accesul la lista celor 6 produse (numarare)</text:p>
            <text:p>4. Verificam daca pe fiecare linie avem afisate informatii despre produse:</text:p>
            <text:p>  poza/ nume produs, descriere/ pret si buton 'add to cart'</text:p>
          </table:table-cell>
          <table:table-cell table:style-name="ce11" office:value-type="string" calcext:value-type="string">
            <text:p>VALORI</text:p>
            <text:p/>
            <text:p>Buton 'All Items'</text:p>
            <text:p>Verificare detalii </text:p>
          </table:table-cell>
          <table:table-cell table:style-name="ce15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5" office:value-type="string" calcext:value-type="string">
            <text:p><text:span text:style-name="T2">ACCES LISTA 6 PRODUSE</text:span></text:p>
            <text:p><text:span text:style-name="T2">si</text:span></text:p>
            <text:p><text:span text:style-name="T1">EROARE AFISARE POZA PENTRU </text:span></text:p>
            <text:p><text:span text:style-name="T1">TOATE CELE 6 PRODUSE</text:span></text:p>
          </table:table-cell>
          <table:table-cell table:style-name="ce17" office:value-type="string" calcext:value-type="string">
            <text:p>Fail</text:p>
          </table:table-cell>
          <table:table-cell table:style-name="ce19" office:value-type="string" calcext:value-type="string">
            <text:p>BUG1</text:p>
          </table:table-cell>
          <table:table-cell table:style-name="ce8" table:number-columns-repeated="16"/>
          <table:table-cell table:number-columns-repeated="997"/>
        </table:table-row>
        <table:table-row table:style-name="ro5">
          <table:covered-table-cell table:style-name="ce4"/>
          <table:table-cell table:style-name="ce11" office:value-type="string" calcext:value-type="string">
            <text:p>TC7</text:p>
          </table:table-cell>
          <table:table-cell table:style-name="ce11" office:value-type="string" calcext:value-type="string">
            <text:p>Verificare detalii produse cu redirectionare catre 'single product page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Selectam un produs</text:p>
            <text:p>3. Verficam accesul la pagina 'single product page'</text:p>
          </table:table-cell>
          <table:table-cell table:style-name="ce11" office:value-type="string" calcext:value-type="string">
            <text:p>VALORI</text:p>
            <text:p/>
            <text:p>Selectare produs</text:p>
          </table:table-cell>
          <table:table-cell table:number-columns-repeated="2" table:style-name="ce15" office:value-type="string" calcext:value-type="string">
            <text:p>ACCES 'single product page'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7">
          <table:covered-table-cell table:style-name="ce4"/>
          <table:table-cell table:style-name="ce11" office:value-type="string" calcext:value-type="string">
            <text:p>TC8</text:p>
          </table:table-cell>
          <table:table-cell table:style-name="ce11" office:value-type="string" calcext:value-type="string">
            <text:p>Testare buton 'Back to products' +</text:p>
            <text:p>Testare pictograma 'poza'/ 'nume produs' 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 si selectam un produs</text:p>
            <text:p>2. Apasam buton 'Back to products' </text:p>
            <text:p>3. Verficam accesul inapoi la pagina de produse 'Home page'</text:p>
            <text:p>4. Selectam un produs nou apasand pe pictograma 'poza produs', apoi pe 'nume produs' si verificam </text:p>
            <text:p>deschiderea unui “form” nou cu acel produs 'single product page'</text:p>
          </table:table-cell>
          <table:table-cell table:style-name="ce11" office:value-type="string" calcext:value-type="string">
            <text:p>VALORI</text:p>
            <text:p/>
            <text:p>Buton 'Back to products'</text:p>
            <text:p>Testare pictograma </text:p>
            <text:p>poza produs + </text:p>
            <text:p>nume produs</text:p>
          </table:table-cell>
          <table:table-cell table:style-name="ce15" office:value-type="string" calcext:value-type="string">
            <text:p>ACCES 'Home Page'</text:p>
            <text:p>+</text:p>
            <text:p>ACCES form 'single product page'</text:p>
          </table:table-cell>
          <table:table-cell table:style-name="ce15" office:value-type="string" calcext:value-type="string">
            <text:p>ACCES 'Home Page'</text:p>
            <text:p>+</text:p>
            <text:p>ACCES form 'single product page'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8">
          <table:covered-table-cell table:style-name="ce4"/>
          <table:table-cell table:style-name="ce11" office:value-type="string" calcext:value-type="string">
            <text:p>TC9</text:p>
          </table:table-cell>
          <table:table-cell table:style-name="ce11" office:value-type="string" calcext:value-type="string">
            <text:p>Testare buton sortare - nume A-Z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pasam buton filtru sortare produse 'Name (A to Z)'</text:p>
            <text:p>3. Verficam sortarea produselor alfabetic de la A la Z</text:p>
          </table:table-cell>
          <table:table-cell table:style-name="ce11" office:value-type="string" calcext:value-type="string">
            <text:p>VALORI</text:p>
            <text:p/>
            <text:p>Buton 'Name (A to Z)'</text:p>
          </table:table-cell>
          <table:table-cell table:style-name="ce15" office:value-type="string" calcext:value-type="string">
            <text:p>SORTARE PRODUSE ALFABETIC de la A la Z</text:p>
          </table:table-cell>
          <table:table-cell table:style-name="ce15" office:value-type="string" calcext:value-type="string">
            <text:p>Buton sortare nefunctional</text:p>
          </table:table-cell>
          <table:table-cell table:style-name="ce17" office:value-type="string" calcext:value-type="string">
            <text:p>Fail</text:p>
          </table:table-cell>
          <table:table-cell table:style-name="ce19" office:value-type="string" calcext:value-type="string" table:number-columns-spanned="1" table:number-rows-spanned="4">
            <text:p>BUG2</text:p>
          </table:table-cell>
          <table:table-cell table:style-name="ce8" table:number-columns-repeated="16"/>
          <table:table-cell table:number-columns-repeated="997"/>
        </table:table-row>
        <table:table-row table:style-name="ro8">
          <table:covered-table-cell table:style-name="ce4"/>
          <table:table-cell table:style-name="ce11" office:value-type="string" calcext:value-type="string">
            <text:p>TC10</text:p>
          </table:table-cell>
          <table:table-cell table:style-name="ce11" office:value-type="string" calcext:value-type="string">
            <text:p>Testare buton sortare - nume Z-A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pasam buton filtru sortare produse 'Name (Z to A)'</text:p>
            <text:p>3. Verficam sortarea produselor alfabetic de la Z la A</text:p>
          </table:table-cell>
          <table:table-cell table:style-name="ce11" office:value-type="string" calcext:value-type="string">
            <text:p>VALORI</text:p>
            <text:p/>
            <text:p>Buton 'Name (Z to A)'</text:p>
          </table:table-cell>
          <table:table-cell table:style-name="ce15" office:value-type="string" calcext:value-type="string">
            <text:p>SORTARE PRODUSE ALFABETIC de la Z la A</text:p>
          </table:table-cell>
          <table:table-cell table:style-name="ce15" office:value-type="string" calcext:value-type="string">
            <text:p>Buton sortare nefunctional</text:p>
          </table:table-cell>
          <table:table-cell table:style-name="ce17" office:value-type="string" calcext:value-type="string">
            <text:p>Fail</text:p>
          </table:table-cell>
          <table:covered-table-cell table:style-name="ce4"/>
          <table:table-cell table:style-name="ce8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1" office:value-type="string" calcext:value-type="string">
            <text:p>TC11</text:p>
          </table:table-cell>
          <table:table-cell table:style-name="ce11" office:value-type="string" calcext:value-type="string">
            <text:p>Testare buton sortare - price H-L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pasam buton filtru sortare produse 'Price (low to high)'</text:p>
            <text:p>3. Verficam sortarea produselor dupa pret crescator, de la cel mai mic la cel mai mare</text:p>
          </table:table-cell>
          <table:table-cell table:style-name="ce11" office:value-type="string" calcext:value-type="string">
            <text:p>VALORI</text:p>
            <text:p/>
            <text:p>Buton 'Price (high to low)'</text:p>
          </table:table-cell>
          <table:table-cell table:style-name="ce15" office:value-type="string" calcext:value-type="string">
            <text:p>SORTARE PRODUSE PRET DESCRESCATOR</text:p>
          </table:table-cell>
          <table:table-cell table:style-name="ce15" office:value-type="string" calcext:value-type="string">
            <text:p>Buton sortare nefunctional</text:p>
          </table:table-cell>
          <table:table-cell table:style-name="ce17" office:value-type="string" calcext:value-type="string">
            <text:p>Fail</text:p>
          </table:table-cell>
          <table:covered-table-cell table:style-name="ce4"/>
          <table:table-cell table:style-name="ce8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1" office:value-type="string" calcext:value-type="string">
            <text:p>TC12</text:p>
          </table:table-cell>
          <table:table-cell table:style-name="ce11" office:value-type="string" calcext:value-type="string">
            <text:p>Testare buton sortare - price L-H</text:p>
          </table:table-cell>
          <table:table-cell table:style-name="ce11" office:value-type="string" calcext:value-type="string">
            <text:p>P3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pasam buton filtru sortare produse 'Price (high to low)'</text:p>
            <text:p>3. Verficam sortarea produselor dupa pret descrescator, de la cel mai mare la cel mai mic</text:p>
          </table:table-cell>
          <table:table-cell table:style-name="ce11" office:value-type="string" calcext:value-type="string">
            <text:p>VALORI</text:p>
            <text:p/>
            <text:p>Buton 'Price (low to high)'</text:p>
          </table:table-cell>
          <table:table-cell table:style-name="ce15" office:value-type="string" calcext:value-type="string">
            <text:p>SORTARE PRODUSE PRET CRESCATOR</text:p>
          </table:table-cell>
          <table:table-cell table:style-name="ce15" office:value-type="string" calcext:value-type="string">
            <text:p>Buton sortare nefunctional</text:p>
          </table:table-cell>
          <table:table-cell table:style-name="ce17" office:value-type="string" calcext:value-type="string">
            <text:p>Fail</text:p>
          </table:table-cell>
          <table:covered-table-cell table:style-name="ce5"/>
          <table:table-cell table:style-name="ce8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1" office:value-type="string" calcext:value-type="string">
            <text:p>TC13</text:p>
          </table:table-cell>
          <table:table-cell table:style-name="ce11" office:value-type="string" calcext:value-type="string">
            <text:p>Adaugarea unui produs in cos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daugam un singur produs in cos cu Buton 'Add to cart'</text:p>
            <text:p>3. Verificam cosul de cumparaturi </text:p>
          </table:table-cell>
          <table:table-cell table:style-name="ce11" office:value-type="string" calcext:value-type="string">
            <text:p>VALORI</text:p>
            <text:p/>
            <text:p>Selectam un produs </text:p>
            <text:p>(primul din lista)</text:p>
            <text:p>Buton 'Add to cart'</text:p>
          </table:table-cell>
          <table:table-cell table:number-columns-repeated="2" table:style-name="ce15" office:value-type="string" calcext:value-type="string">
            <text:p>UN SINGUR PRODUS IN COSUL DE CUMPARATURI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1" office:value-type="string" calcext:value-type="string">
            <text:p>TC14</text:p>
          </table:table-cell>
          <table:table-cell table:style-name="ce11" office:value-type="string" calcext:value-type="string">
            <text:p>Adaugarea a 6 produse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daugam toate cele 6 produse in cos cu Buton 'Add to cart'</text:p>
            <text:p>3. Verificam cosul de cumparaturi </text:p>
          </table:table-cell>
          <table:table-cell table:style-name="ce11" office:value-type="string" calcext:value-type="string">
            <text:p>VALORI</text:p>
            <text:p/>
            <text:p>Selectam 6 produse</text:p>
            <text:p>Buton 'Add to cart'</text:p>
          </table:table-cell>
          <table:table-cell table:style-name="ce15" office:value-type="string" calcext:value-type="string">
            <text:p>TOATE CELE 6 PRODUSE IN COSUL DE CUMPARATURI</text:p>
          </table:table-cell>
          <table:table-cell table:style-name="ce15" office:value-type="string" calcext:value-type="string">
            <text:p>3 PRODUSE NU SE POT ADAUGA IN COSUL DE CUMPARATURI</text:p>
          </table:table-cell>
          <table:table-cell table:style-name="ce17" office:value-type="string" calcext:value-type="string">
            <text:p>Fail</text:p>
          </table:table-cell>
          <table:table-cell table:style-name="ce19" office:value-type="string" calcext:value-type="string">
            <text:p>BUG3</text:p>
          </table:table-cell>
          <table:table-cell table:style-name="ce8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1" office:value-type="string" calcext:value-type="string">
            <text:p>TC15</text:p>
          </table:table-cell>
          <table:table-cell table:style-name="ce11" office:value-type="string" calcext:value-type="string">
            <text:p>Testarea butonului de 'Remove' din Home Page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daugam un produs in cos cu Buton 'Add to cart'</text:p>
            <text:p>3. Verificam daca Butonul 'Add to cart' s-a modificat in "Remove'</text:p>
          </table:table-cell>
          <table:table-cell table:style-name="ce11" office:value-type="string" calcext:value-type="string">
            <text:p>VALORI</text:p>
            <text:p/>
            <text:p>Selectam produs </text:p>
            <text:p>Buton 'Add to cart'/ 'Remove'</text:p>
          </table:table-cell>
          <table:table-cell table:style-name="ce15" office:value-type="string" calcext:value-type="string">
            <text:p>Buton 'Add to cart' s-a modificat in 'Remove'</text:p>
          </table:table-cell>
          <table:table-cell table:style-name="ce15" office:value-type="string" calcext:value-type="string">
            <text:p>Buton 'Remove' nefunctional</text:p>
            <text:p>in 'HOMEPAGE'</text:p>
          </table:table-cell>
          <table:table-cell table:style-name="ce17" office:value-type="string" calcext:value-type="string">
            <text:p>Fail</text:p>
          </table:table-cell>
          <table:table-cell table:style-name="ce19" office:value-type="string" calcext:value-type="string">
            <text:p>BUG4</text:p>
          </table:table-cell>
          <table:table-cell table:style-name="ce8" table:number-columns-repeated="16"/>
          <table:table-cell table:number-columns-repeated="997"/>
        </table:table-row>
        <table:table-row table:style-name="ro5">
          <table:covered-table-cell table:style-name="ce4"/>
          <table:table-cell table:style-name="ce11" office:value-type="string" calcext:value-type="string">
            <text:p>TC16</text:p>
          </table:table-cell>
          <table:table-cell table:style-name="ce11" office:value-type="string" calcext:value-type="string">
            <text:p>@@@@ Testarea butonului 'Logout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pasam buton 'Logout'</text:p>
            <text:p>3. Verificam redirectionarea la Interfata Login</text:p>
          </table:table-cell>
          <table:table-cell table:style-name="ce11" office:value-type="string" calcext:value-type="string">
            <text:p>VALORI</text:p>
            <text:p/>
            <text:p>Buton 'Logout'</text:p>
          </table:table-cell>
          <table:table-cell table:number-columns-repeated="2" table:style-name="ce15" office:value-type="string" calcext:value-type="string">
            <text:p>REDIRECTIONARE CATRE LOGIN PAGE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9">
          <table:covered-table-cell table:style-name="ce5"/>
          <table:table-cell table:style-name="ce11" office:value-type="string" calcext:value-type="string">
            <text:p>TC17</text:p>
          </table:table-cell>
          <table:table-cell table:style-name="ce11" office:value-type="string" calcext:value-type="string">
            <text:p>@@@@ Verificare adaugare produs de mai multe ori </text:p>
            <text:p>+ Verificare din form 'single product page'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de produse 'Home page'</text:p>
            <text:p>2. Adaugam un produs in cos + apasam buton 'Back to products'</text:p>
            <text:p>3. Incercam sa adaugam din nou acelasi produs</text:p>
            <text:p>4. Verficam adaugarea aceluiasi produs si din form 'single product page'</text:p>
          </table:table-cell>
          <table:table-cell table:style-name="ce11" office:value-type="string" calcext:value-type="string">
            <text:p>VALORI</text:p>
            <text:p/>
            <text:p>Verificare adaugare multipla acelasi produs</text:p>
          </table:table-cell>
          <table:table-cell table:number-columns-repeated="2" table:style-name="ce15" office:value-type="string" calcext:value-type="string">
            <text:p>UN SINGUR TIP DE PRODUS IN COSUL DE CUMPARATURI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10">
          <table:table-cell table:style-name="ce6" office:value-type="string" calcext:value-type="string" table:number-columns-spanned="1" table:number-rows-spanned="5">
            <text:p>COS DE CUMPARATURI</text:p>
          </table:table-cell>
          <table:table-cell table:style-name="ce11" office:value-type="string" calcext:value-type="string">
            <text:p>TC18</text:p>
          </table:table-cell>
          <table:table-cell table:style-name="ce11" office:value-type="string" calcext:value-type="string">
            <text:p>Testare butonul de 'Remove' din Pagina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Cos </text:p>
            <text:p>de Cumparaturi' prin adaugarea a 2 produse in cos </text:p>
            <text:p>2. Apasam buton 'Remove' pe o linie de produs</text:p>
            <text:p>3. Verificam daca in cosul de cumparaturi a ramas un singur produs</text:p>
          </table:table-cell>
          <table:table-cell table:style-name="ce11" office:value-type="string" calcext:value-type="string">
            <text:p>VALORI</text:p>
            <text:p/>
            <text:p>Selectam 2 produse</text:p>
            <text:p>Buton 'Remove'/ un produs</text:p>
          </table:table-cell>
          <table:table-cell table:number-columns-repeated="2" table:style-name="ce15" office:value-type="string" calcext:value-type="string">
            <text:p>UN SINGUR PRODUS IN COSUL DE CUMPARATURI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10">
          <table:covered-table-cell table:style-name="ce4"/>
          <table:table-cell table:style-name="ce11" office:value-type="string" calcext:value-type="string">
            <text:p>TC19</text:p>
          </table:table-cell>
          <table:table-cell table:style-name="ce11" office:value-type="string" calcext:value-type="string">
            <text:p>Testare butonul 'Continue shopping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Cos </text:p>
            <text:p>de Cumparaturi' prin adaugarea unui produs in cos </text:p>
            <text:p>2. Apasam buton 'Continue shopping'</text:p>
            <text:p>3. Verificam redirectionarea catre pagina 'Home Page' form 'Product list'</text:p>
          </table:table-cell>
          <table:table-cell table:style-name="ce11" office:value-type="string" calcext:value-type="string">
            <text:p>VALORI</text:p>
            <text:p/>
            <text:p>Selectam un produs</text:p>
            <text:p>Buton  'Continue shopping'</text:p>
          </table:table-cell>
          <table:table-cell table:number-columns-repeated="2" table:style-name="ce15" office:value-type="string" calcext:value-type="string">
            <text:p>REDIRECTIONARE CATRE HOME PAGE / 'Product list' form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11">
          <table:covered-table-cell table:style-name="ce4"/>
          <table:table-cell table:style-name="ce12" office:value-type="string" calcext:value-type="string">
            <text:p>TC20</text:p>
          </table:table-cell>
          <table:table-cell table:style-name="ce12" office:value-type="string" calcext:value-type="string">
            <text:p>Verificare detalii produs/ produse din Cos +</text:p>
            <text:p>Verificare ca nu se calculeaza 'pret total'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1. Accesam "Site-ul web de e-commerce" la pagina 'Cos </text:p>
            <text:p>de Cumparaturi' prin adaugarea tuturor celor 6 produse in cos </text:p>
            <text:p>2. Verificam daca pe fiecare linie avem afisate informatii despre produse:</text:p>
            <text:p> cantitate/ pret (moneda dolar)</text:p>
            <text:p>3. Verificam ca nu se calculeaza un 'Pret Total'</text:p>
          </table:table-cell>
          <table:table-cell table:style-name="ce12" office:value-type="string" calcext:value-type="string">
            <text:p>VALORI</text:p>
            <text:p/>
            <text:p>Selectam 6 produse</text:p>
            <text:p>Verificare 'Cos de cumparaturi'</text:p>
            <text:p>Verificare 'Pret Total'</text:p>
          </table:table-cell>
          <table:table-cell table:style-name="ce16" office:value-type="string" calcext:value-type="string">
            <text:p>AFISARE INFORMATII PENTRU TOATE CELE 6 PRODUSE IN COSUL DE CUMPARATURI</text:p>
            <text:p>FARA A SE CALCULA UN PRET TOTAL</text:p>
          </table:table-cell>
          <table:table-cell table:style-name="ce16" office:value-type="string" calcext:value-type="string">
            <text:p>AFISARE INFORMATII DOAR PENTRU CELE 3 PRODUSE CARE SE POT ADUGA IN COSUL DE CUMPARATURI</text:p>
            <text:p>FARA A SE CALCULA UN PRET TOTAL</text:p>
          </table:table-cell>
          <table:table-cell table:style-name="ce18" office:value-type="string" calcext:value-type="string">
            <text:p>Blocked</text:p>
          </table:table-cell>
          <table:table-cell table:style-name="ce20" office:value-type="string" calcext:value-type="string">
            <text:p>*BUG3</text:p>
          </table:table-cell>
          <table:table-cell table:style-name="ce23" table:number-columns-repeated="16"/>
          <table:table-cell table:number-columns-repeated="997"/>
        </table:table-row>
        <table:table-row table:style-name="ro12">
          <table:covered-table-cell table:style-name="ce4"/>
          <table:table-cell table:style-name="ce11" office:value-type="string" calcext:value-type="string">
            <text:p>TC21</text:p>
          </table:table-cell>
          <table:table-cell table:style-name="ce11" office:value-type="string" calcext:value-type="string">
            <text:p>Testare buton 'Checkout'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4" office:value-type="string" calcext:value-type="string">
            <text:p>1. Accesam "Site-ul web de e-commerce" la pagina 'Cos de Cumparaturi' prin adaugarea unui produs in cos </text:p>
            <text:p>2. Apasam buton 'Checkout'</text:p>
            <text:p>3. Verificam redirectionarea catre pagina 'Checkout'</text:p>
          </table:table-cell>
          <table:table-cell table:style-name="ce11" office:value-type="string" calcext:value-type="string">
            <text:p>VALORI</text:p>
            <text:p/>
            <text:p>Selectam un produs</text:p>
            <text:p>Buton 'Checkout'</text:p>
          </table:table-cell>
          <table:table-cell table:number-columns-repeated="2" table:style-name="ce15" office:value-type="string" calcext:value-type="string">
            <text:p>REDIRECTIONARE CATRE CHECKOUT PAGE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13">
          <table:covered-table-cell table:style-name="ce5"/>
          <table:table-cell table:style-name="ce11" office:value-type="string" calcext:value-type="string">
            <text:p>TC22</text:p>
          </table:table-cell>
          <table:table-cell table:style-name="ce11" office:value-type="string" calcext:value-type="string">
            <text:p>Verificare produse din cos cumparaturi la re-logare </text:p>
            <text:p>(Login/ Logout)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4" office:value-type="string" calcext:value-type="string">
            <text:p>1. Accesam "Site-ul web de e-commerce" la pagina 'Cos de Cumparaturi' prin adaugarea unui produs in cos </text:p>
            <text:p>2. Apasam buton 'Logout'</text:p>
            <text:p>3. Re-logare cu usernare si parola valide </text:p>
            <text:p>4. Verificam cosul de cumparaturi pentru acel produs deja adaugat</text:p>
          </table:table-cell>
          <table:table-cell table:style-name="ce11" office:value-type="string" calcext:value-type="string">
            <text:p>VALORI</text:p>
            <text:p/>
            <text:p>Selectam un produs</text:p>
            <text:p>Buton 'Logout'</text:p>
            <text:p>Buton 'Login'</text:p>
            <text:p>Verificare produs in cos</text:p>
          </table:table-cell>
          <table:table-cell table:number-columns-repeated="2" table:style-name="ce15" office:value-type="string" calcext:value-type="string">
            <text:p>PRODUSUL DEJA ADUGAT IN COSUL DE CUMPARATURI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4">
          <table:table-cell table:style-name="ce6" office:value-type="string" calcext:value-type="string" table:number-columns-spanned="1" table:number-rows-spanned="5">
            <text:p>CHECKOUT</text:p>
          </table:table-cell>
          <table:table-cell table:style-name="ce11" office:value-type="string" calcext:value-type="string">
            <text:p>TC23</text:p>
          </table:table-cell>
          <table:table-cell table:style-name="ce11" office:value-type="string" calcext:value-type="string">
            <text:p>Testare toate cele 3 campuri cu date valide + buton 'Continue'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Checkout'</text:p>
            <text:p>2. Introducem in campurile “FIRST NAME”/ “LAST NAME”/ “ZIP/ POSTAL CODE” date valide</text:p>
            <text:p>3. Apasam butonul “CONTINUE”</text:p>
          </table:table-cell>
          <table:table-cell table:style-name="ce11" office:value-type="string" calcext:value-type="string">
            <text:p>VALORI</text:p>
            <text:p>CRISTINA</text:p>
            <text:p>IANCU</text:p>
            <text:p>307352</text:p>
            <text:p>Buton 'Continue'</text:p>
          </table:table-cell>
          <table:table-cell table:style-name="ce15" office:value-type="string" calcext:value-type="string">
            <text:p/>
            <text:p>REDIRECTIONARE CATRE CHECKOUT OVERVIEW</text:p>
            <text:p/>
          </table:table-cell>
          <table:table-cell table:style-name="ce15" office:value-type="string" calcext:value-type="string">
            <text:p>EROARE COMPLETARE 'Last name'</text:p>
          </table:table-cell>
          <table:table-cell table:style-name="ce17" office:value-type="string" calcext:value-type="string">
            <text:p>Fail</text:p>
          </table:table-cell>
          <table:table-cell table:style-name="ce19" office:value-type="string" calcext:value-type="string">
            <text:p>BUG5</text:p>
          </table:table-cell>
          <table:table-cell table:style-name="ce8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1" office:value-type="string" calcext:value-type="string">
            <text:p>TC24</text:p>
          </table:table-cell>
          <table:table-cell table:style-name="ce11" office:value-type="string" calcext:value-type="string">
            <text:p>Date incomplete client Camp First name go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Checkout'</text:p>
            <text:p>2. Lasam gol campul “FIRST NAME” iar in campurile “LAST NAME”/ “ZIP/ POSTAL CODE” introducem date valide</text:p>
            <text:p>3. Apasam butonul “CONTINUE”</text:p>
          </table:table-cell>
          <table:table-cell table:style-name="ce11" office:value-type="string" calcext:value-type="string">
            <text:p>VALORI</text:p>
            <text:p>Camp gol</text:p>
            <text:p>IANCU</text:p>
            <text:p>307352</text:p>
            <text:p>Buton 'Continue'</text:p>
          </table:table-cell>
          <table:table-cell table:style-name="ce15" office:value-type="string" calcext:value-type="string">
            <text:p>Mesaj:</text:p>
            <text:p>Error: First Name is required</text:p>
          </table:table-cell>
          <table:table-cell table:style-name="ce15" office:value-type="string" calcext:value-type="string">
            <text:p>Mesaj:</text:p>
            <text:p>Error: First Name is required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1" office:value-type="string" calcext:value-type="string">
            <text:p>TC25</text:p>
          </table:table-cell>
          <table:table-cell table:style-name="ce11" office:value-type="string" calcext:value-type="string">
            <text:p>Date incomplete client Camp Last name gol</text:p>
          </table:table-cell>
          <table:table-cell table:style-name="ce11" office:value-type="string" calcext:value-type="string">
            <text:p>P1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pagina 'Checkout'</text:p>
            <text:p>2. Lasam gol campul “LAST NAME” iar in campurile “FIRST NAME”/ “ZIP/ POSTAL CODE” introducem date valide</text:p>
            <text:p>3. Apasam butonul “CONTINUE”</text:p>
          </table:table-cell>
          <table:table-cell table:style-name="ce11" office:value-type="string" calcext:value-type="string">
            <text:p>VALORI</text:p>
            <text:p>CRISTINA</text:p>
            <text:p>Camp gol</text:p>
            <text:p>307352</text:p>
            <text:p>Buton 'Continue'</text:p>
          </table:table-cell>
          <table:table-cell table:style-name="ce15" office:value-type="string" calcext:value-type="string">
            <text:p>Mesaj:</text:p>
            <text:p>Error: Last Name is required</text:p>
          </table:table-cell>
          <table:table-cell table:style-name="ce15" office:value-type="string" calcext:value-type="string">
            <text:p>Mesaj:</text:p>
            <text:p>Error: Last Name is required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2" office:value-type="string" calcext:value-type="string">
            <text:p>TC26</text:p>
          </table:table-cell>
          <table:table-cell table:style-name="ce12" office:value-type="string" calcext:value-type="string">
            <text:p>Date incomplete client Camp Zip/Postal cod gol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1. Accesam "Site-ul web de e-commerce" la pagina 'Checkout'</text:p>
            <text:p>2. Lasam gol campul “ZIP/ POSTAL CODE” iar in campurile “FIRST NAME”/ “LAST NAME” introducem date valide</text:p>
            <text:p>3. Apasam butonul “CONTINUE”</text:p>
          </table:table-cell>
          <table:table-cell table:style-name="ce12" office:value-type="string" calcext:value-type="string">
            <text:p>VALORI</text:p>
            <text:p>CRISTINA</text:p>
            <text:p>IANCU</text:p>
            <text:p>Camp gol</text:p>
            <text:p>Buton 'Continue'</text:p>
          </table:table-cell>
          <table:table-cell table:style-name="ce16" office:value-type="string" calcext:value-type="string">
            <text:p>Mesaj:</text:p>
            <text:p>Error:  Postal Code is required</text:p>
          </table:table-cell>
          <table:table-cell table:style-name="ce16" office:value-type="string" calcext:value-type="string">
            <text:p>Mesaj:</text:p>
            <text:p>Error: Last Name is required</text:p>
          </table:table-cell>
          <table:table-cell table:style-name="ce18" office:value-type="string" calcext:value-type="string">
            <text:p>Blocked</text:p>
          </table:table-cell>
          <table:table-cell table:style-name="ce20" office:value-type="string" calcext:value-type="string">
            <text:p>*BUG5</text:p>
          </table:table-cell>
          <table:table-cell table:style-name="ce23" table:number-columns-repeated="16"/>
          <table:table-cell table:number-columns-repeated="997"/>
        </table:table-row>
        <table:table-row table:style-name="ro4">
          <table:covered-table-cell table:style-name="ce5"/>
          <table:table-cell table:style-name="ce11" office:value-type="string" calcext:value-type="string">
            <text:p>TC27</text:p>
          </table:table-cell>
          <table:table-cell table:style-name="ce11" office:value-type="string" calcext:value-type="string">
            <text:p>Testare buton 'Cancel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pagina 'Checkout'</text:p>
            <text:p>2. Introducem in campurile “FIRST NAME”/ “LAST NAME”/ “ZIP/ POSTAL CODE” date valide</text:p>
            <text:p>3. Apasam butonul “CANCEL”</text:p>
          </table:table-cell>
          <table:table-cell table:style-name="ce11" office:value-type="string" calcext:value-type="string">
            <text:p>VALORI</text:p>
            <text:p>CRISTINA</text:p>
            <text:p>IANCU</text:p>
            <text:p>307352</text:p>
            <text:p>Buton 'Cancel'</text:p>
          </table:table-cell>
          <table:table-cell table:style-name="ce15" office:value-type="string" calcext:value-type="string">
            <text:p/>
            <text:p>REDIRECTIONARE CATRE COS DE CUMPARATURI</text:p>
          </table:table-cell>
          <table:table-cell table:style-name="ce15" office:value-type="string" calcext:value-type="string">
            <text:p/>
            <text:p>REDIRECTIONARE CATRE COS DE CUMPARATURI</text:p>
          </table:table-cell>
          <table:table-cell table:style-name="ce17" office:value-type="string" calcext:value-type="string">
            <text:p>Pass</text:p>
          </table:table-cell>
          <table:table-cell table:style-name="ce19"/>
          <table:table-cell table:style-name="ce8" table:number-columns-repeated="16"/>
          <table:table-cell table:number-columns-repeated="997"/>
        </table:table-row>
        <table:table-row table:style-name="ro14">
          <table:table-cell table:style-name="ce7" office:value-type="string" calcext:value-type="string" table:number-columns-spanned="1" table:number-rows-spanned="2">
            <text:p>OVERVIEW</text:p>
          </table:table-cell>
          <table:table-cell table:style-name="ce12" office:value-type="string" calcext:value-type="string">
            <text:p>TC28</text:p>
          </table:table-cell>
          <table:table-cell table:style-name="ce12" office:value-type="string" calcext:value-type="string">
            <text:p>Testare buton 'Cancel'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1. Accesam "Site-ul web de e-commerce" la pagina 'Overview'</text:p>
            <text:p>2. Apasam butonul “CANCEL”</text:p>
          </table:table-cell>
          <table:table-cell table:style-name="ce12" office:value-type="string" calcext:value-type="string">
            <text:p>VALORI</text:p>
            <text:p/>
            <text:p>Buton 'Cancel'</text:p>
          </table:table-cell>
          <table:table-cell table:style-name="ce16" office:value-type="string" calcext:value-type="string">
            <text:p>REDIRECTIONARE CATRE HOME PAGE / 'Product list' form</text:p>
          </table:table-cell>
          <table:table-cell table:style-name="ce16" office:value-type="string" calcext:value-type="string">
            <text:p>NU SE POATE ACCESA PAGINA</text:p>
            <text:p>OVERVIEW</text:p>
          </table:table-cell>
          <table:table-cell table:style-name="ce18" office:value-type="string" calcext:value-type="string">
            <text:p>Blocked</text:p>
          </table:table-cell>
          <table:table-cell table:style-name="ce20" office:value-type="string" calcext:value-type="string">
            <text:p>*BUG5</text:p>
          </table:table-cell>
          <table:table-cell table:style-name="ce23" table:number-columns-repeated="16"/>
          <table:table-cell table:number-columns-repeated="997"/>
        </table:table-row>
        <table:table-row table:style-name="ro3">
          <table:covered-table-cell table:style-name="ce5"/>
          <table:table-cell table:style-name="ce12" office:value-type="string" calcext:value-type="string">
            <text:p>TC29</text:p>
          </table:table-cell>
          <table:table-cell table:style-name="ce12" office:value-type="string" calcext:value-type="string">
            <text:p>Verificare Date valide + testare buton 'Finish'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<text:span text:style-name="T1">1. Accesam "Site-ul web de e-commerce" la pagina ''Overview"  </text:span></text:p>
            <text:p><text:span text:style-name="T1">2. Verificam afisarea informatiilor despre produse:  cantitate/ pret/ plata/ transport + sectiune pret total insumat si taxa TVA adaugata</text:span></text:p>
            <text:p><text:span text:style-name="T1">3. Apasam butonul “FINISH”</text:span></text:p>
          </table:table-cell>
          <table:table-cell table:style-name="ce12" office:value-type="string" calcext:value-type="string">
            <text:p>VALORI</text:p>
            <text:p/>
            <text:p/>
            <text:p>Verificare informatii</text:p>
            <text:p>Verificare Total corect</text:p>
            <text:p>Buton 'Finish'</text:p>
          </table:table-cell>
          <table:table-cell table:style-name="ce16" office:value-type="string" calcext:value-type="string">
            <text:p>AFISARE INFORMATII SI TOTAL CORECT+ </text:p>
            <text:p>REDIRECTIONARE CATRE PAGINA CHECKOUT COMPLETE</text:p>
            <text:p/>
          </table:table-cell>
          <table:table-cell table:style-name="ce16" office:value-type="string" calcext:value-type="string">
            <text:p>NU SE POATE ACCESA PAGINA</text:p>
            <text:p>CHECKOUT COMPLETE</text:p>
          </table:table-cell>
          <table:table-cell table:style-name="ce18" office:value-type="string" calcext:value-type="string">
            <text:p>Blocked</text:p>
          </table:table-cell>
          <table:table-cell table:style-name="ce20" office:value-type="string" calcext:value-type="string">
            <text:p>*BUG5</text:p>
          </table:table-cell>
          <table:table-cell table:style-name="ce23" table:number-columns-repeated="16"/>
          <table:table-cell table:number-columns-repeated="997"/>
        </table:table-row>
        <table:table-row table:style-name="ro4">
          <table:table-cell table:style-name="ce7" office:value-type="string" calcext:value-type="string">
            <text:p>CHECKOUT</text:p>
            <text:p>COMPLETE</text:p>
          </table:table-cell>
          <table:table-cell table:style-name="ce12" office:value-type="string" calcext:value-type="string">
            <text:p>TC30</text:p>
          </table:table-cell>
          <table:table-cell table:style-name="ce12" office:value-type="string" calcext:value-type="string">
            <text:p>Verificare afisaj mesaj de informare + testare buton 'Back Home'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1. Accesam "Site-ul web de e-commerce" la pagina ''Checkout Complete"  </text:p>
            <text:p>2. Verificam afisarea mesajului de informare (comanda completa)</text:p>
            <text:p>3. Apasam butonul “BACK HOME”</text:p>
          </table:table-cell>
          <table:table-cell table:style-name="ce12" office:value-type="string" calcext:value-type="string">
            <text:p>VALORI</text:p>
            <text:p/>
            <text:p/>
            <text:p>Verificare mesaj info</text:p>
            <text:p>Buton 'Back Home'</text:p>
          </table:table-cell>
          <table:table-cell table:style-name="ce16" office:value-type="string" calcext:value-type="string">
            <text:p>AFISARE MESAJ DE INFORMARE </text:p>
            <text:p>(COMANDA COMPLETA)+ </text:p>
            <text:p>REDIRECTIONARE CATRE </text:p>
            <text:p>HOME PAGE/ 'Product list' form</text:p>
          </table:table-cell>
          <table:table-cell table:style-name="ce16" office:value-type="string" calcext:value-type="string">
            <text:p>NU SE POATE ACCESA PAGINA</text:p>
            <text:p>CHECKOUT COMPLETE</text:p>
          </table:table-cell>
          <table:table-cell table:style-name="ce18" office:value-type="string" calcext:value-type="string">
            <text:p>Blocked</text:p>
          </table:table-cell>
          <table:table-cell table:style-name="ce20" office:value-type="string" calcext:value-type="string">
            <text:p>*BUG5</text:p>
          </table:table-cell>
          <table:table-cell table:style-name="ce23" table:number-columns-repeated="16"/>
          <table:table-cell table:number-columns-repeated="997"/>
        </table:table-row>
        <table:table-row table:style-name="ro15" table:number-rows-repeated="86">
          <table:table-cell table:style-name="ce8" table:number-columns-repeated="27"/>
          <table:table-cell table:number-columns-repeated="997"/>
        </table:table-row>
        <table:table-row table:style-name="ro16" table:number-rows-repeated="768">
          <table:table-cell table:style-name="ce8" table:number-columns-repeated="27"/>
          <table:table-cell table:number-columns-repeated="997"/>
        </table:table-row>
        <table:table-row table:style-name="ro15" table:number-rows-repeated="104769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'TEST CASES_STATUS_REPORT_Proble'.$A$1" table:cell-range-address="$'TEST CASES_STATUS_REPORT_Proble'.$A$1:.$AA$885"/>
        </table:named-expressions>
        <calcext:conditional-formats>
          <calcext:conditional-format calcext:target-range-address="'TEST CASES_STATUS_REPORT_Proble'.J2:'TEST CASES_STATUS_REPORT_Proble'.J31">
            <calcext:condition calcext:apply-style-name="ConditionalStyle_1" calcext:value="=&quot;Pass&quot;" calcext:base-cell-address="'TEST CASES_STATUS_REPORT_Proble'.J2"/>
          </calcext:conditional-format>
          <calcext:conditional-format calcext:target-range-address="'TEST CASES_STATUS_REPORT_Proble'.J2:'TEST CASES_STATUS_REPORT_Proble'.J31">
            <calcext:condition calcext:apply-style-name="ConditionalStyle_1" calcext:value="=&quot;Fail&quot;" calcext:base-cell-address="'TEST CASES_STATUS_REPORT_Proble'.J2"/>
          </calcext:conditional-format>
          <calcext:conditional-format calcext:target-range-address="'TEST CASES_STATUS_REPORT_Proble'.J2:'TEST CASES_STATUS_REPORT_Proble'.J31">
            <calcext:condition calcext:apply-style-name="ConditionalStyle_1" calcext:value="contains-text(&quot;Blocked&quot;)" calcext:base-cell-address="'TEST CASES_STATUS_REPORT_Proble'.J2"/>
          </calcext:conditional-format>
          <calcext:conditional-format calcext:target-range-address="'TEST CASES_STATUS_REPORT_Proble'.A1:'TEST CASES_STATUS_REPORT_Proble'.A1">
            <calcext:condition calcext:apply-style-name="ConditionalStyle_2" calcext:value="formula-is(LEN(TRIM([.A1]))&gt;0)" calcext:base-cell-address="'TEST CASES_STATUS_REPORT_Proble'.A1"/>
          </calcext:conditional-format>
          <calcext:conditional-format calcext:target-range-address="'TEST CASES_STATUS_REPORT_Proble'.J2:'TEST CASES_STATUS_REPORT_Proble'.J31">
            <calcext:condition calcext:apply-style-name="ConditionalStyle_2" calcext:value="contains-text(&quot;Pass&quot;)" calcext:base-cell-address="'TEST CASES_STATUS_REPORT_Proble'.J2"/>
          </calcext:conditional-format>
          <calcext:conditional-format calcext:target-range-address="'TEST CASES_STATUS_REPORT_Proble'.J2:'TEST CASES_STATUS_REPORT_Proble'.J31">
            <calcext:condition calcext:apply-style-name="ConditionalStyle_3" calcext:value="contains-text(&quot;Fail&quot;)" calcext:base-cell-address="'TEST CASES_STATUS_REPORT_Proble'.J2"/>
          </calcext:conditional-format>
          <calcext:conditional-format calcext:target-range-address="'TEST CASES_STATUS_REPORT_Proble'.J2:'TEST CASES_STATUS_REPORT_Proble'.J31">
            <calcext:condition calcext:apply-style-name="ConditionalStyle_4" calcext:value="contains-text(&quot;Blocked&quot;)" calcext:base-cell-address="'TEST CASES_STATUS_REPORT_Proble'.J2"/>
          </calcext:conditional-format>
        </calcext:conditional-formats>
      </table:table>
      <table:table table:name="TEST CASES_RESULTS" table:style-name="ta1"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3" table:number-columns-repeated="17" table:default-cell-style-name="Default"/>
        <table:table-column table:style-name="co14" table:number-columns-repeated="997" table:default-cell-style-name="Default"/>
        <table:table-row table:style-name="ro17">
          <table:table-cell table:style-name="ce24" office:value-type="string" calcext:value-type="string">
            <text:p>BUILD/</text:p>
            <text:p>USERNAME</text:p>
          </table:table-cell>
          <table:table-cell table:style-name="ce26" office:value-type="string" calcext:value-type="string">
            <text:p>Total tests</text:p>
          </table:table-cell>
          <table:table-cell table:style-name="ce26" office:value-type="string" calcext:value-type="string">
            <text:p>Nb of Pass test</text:p>
          </table:table-cell>
          <table:table-cell table:style-name="ce26" office:value-type="string" calcext:value-type="string">
            <text:p>Nb of Failed test</text:p>
          </table:table-cell>
          <table:table-cell table:style-name="ce26" office:value-type="string" calcext:value-type="string">
            <text:p>Nb. Of Blocked tests</text:p>
          </table:table-cell>
          <table:table-cell table:style-name="ce26" office:value-type="string" calcext:value-type="string">
            <text:p>Total test covered</text:p>
          </table:table-cell>
          <table:table-cell table:style-name="ce26" office:value-type="string" calcext:value-type="string">
            <text:p>Blocked Tests%</text:p>
          </table:table-cell>
          <table:table-cell table:style-name="ce26" office:value-type="string" calcext:value-type="string">
            <text:p>Failed test%</text:p>
          </table:table-cell>
          <table:table-cell table:style-name="ce26" office:value-type="string" calcext:value-type="string">
            <text:p>Pass test %</text:p>
          </table:table-cell>
          <table:table-cell table:style-name="ce26" office:value-type="string" calcext:value-type="string">
            <text:p>Total test covered</text:p>
          </table:table-cell>
          <table:table-cell table:style-name="ce31" table:number-columns-repeated="17"/>
          <table:table-cell table:number-columns-repeated="997"/>
        </table:table-row>
        <table:table-row table:style-name="ro18">
          <table:table-cell table:style-name="ce25" office:value-type="string" calcext:value-type="string">
            <text:p>Problem_user</text:p>
          </table:table-cell>
          <table:table-cell table:style-name="ce27" table:formula="of:=COUNTIF(['file:///C:/Users/mariu/OneDrive/Desktop/CURS%20IT/1.PROIECT/TEST%20CASES_STATUS%20REPORT_EXECUTION_18.04.24.xlsx'#$'TEST CASES_STATUS_REPORT_Proble'.C2:.C41];&quot;*&quot;)" office:value-type="float" office:value="30" calcext:value-type="float">
            <text:p>30</text:p>
          </table:table-cell>
          <table:table-cell table:style-name="ce27" table:formula="of:=COUNTIF(['file:///C:/Users/mariu/OneDrive/Desktop/CURS%20IT/1.PROIECT/TEST%20CASES_STATUS%20REPORT_EXECUTION_18.04.24.xlsx'#$'TEST CASES_STATUS_REPORT_Proble'.J2:.J41];&quot;Pass&quot;)" office:value-type="float" office:value="17" calcext:value-type="float">
            <text:p>17</text:p>
          </table:table-cell>
          <table:table-cell table:style-name="ce27" table:formula="of:=COUNTIF(['file:///C:/Users/mariu/OneDrive/Desktop/CURS%20IT/1.PROIECT/TEST%20CASES_STATUS%20REPORT_EXECUTION_18.04.24.xlsx'#$'TEST CASES_STATUS_REPORT_Proble'.J2:.J41];&quot;Fail&quot;)" office:value-type="float" office:value="8" calcext:value-type="float">
            <text:p>8</text:p>
          </table:table-cell>
          <table:table-cell table:style-name="ce27" table:formula="of:=COUNTIF(['file:///C:/Users/mariu/OneDrive/Desktop/CURS%20IT/1.PROIECT/TEST%20CASES_STATUS%20REPORT_EXECUTION_18.04.24.xlsx'#$'TEST CASES_STATUS_REPORT_Proble'.J2:.J41];&quot;Blocked&quot;)" office:value-type="float" office:value="5" calcext:value-type="float">
            <text:p>5</text:p>
          </table:table-cell>
          <table:table-cell table:style-name="ce27" table:formula="of:=[.C2]+[.D2]" office:value-type="float" office:value="25" calcext:value-type="float">
            <text:p>25</text:p>
          </table:table-cell>
          <table:table-cell table:style-name="ce28" table:formula="of:=([.E2]/[.B2])*100" office:value-type="float" office:value="16.6666666666667" calcext:value-type="float">
            <text:p>16.67</text:p>
          </table:table-cell>
          <table:table-cell table:style-name="ce29" table:formula="of:=([.D2]/[.B2])*100" office:value-type="float" office:value="26.6666666666667" calcext:value-type="float">
            <text:p>26.67</text:p>
          </table:table-cell>
          <table:table-cell table:style-name="ce28" table:formula="of:=([.C2]/[.B2])*100" office:value-type="float" office:value="56.6666666666667" calcext:value-type="float">
            <text:p>56.67</text:p>
          </table:table-cell>
          <table:table-cell table:style-name="ce30" table:formula="of:=(([.C2]+[.D2])/[.B2])*100" office:value-type="float" office:value="83.3333333333333" calcext:value-type="float">
            <text:p>83.33</text:p>
          </table:table-cell>
          <table:table-cell table:number-columns-repeated="1014"/>
        </table:table-row>
        <table:table-row table:style-name="ro15" table:number-rows-repeated="215">
          <table:table-cell table:number-columns-repeated="1024"/>
        </table:table-row>
        <table:table-row table:style-name="ro19" table:number-rows-repeated="780">
          <table:table-cell table:number-columns-repeated="1024"/>
        </table:table-row>
        <table:table-row table:style-name="ro15" table:number-rows-repeated="1047576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'TEST CASES_RESULTS'.J2:'TEST CASES_RESULTS'.J2">
            <calcext:condition calcext:apply-style-name="ConditionalStyle_1" calcext:value="between(0,2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26,50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51,7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76,100)" calcext:base-cell-address="'TEST CASES_RESULTS'.J2"/>
          </calcext:conditional-format>
        </calcext:conditional-formats>
      </table:table>
      <table:table table:name="'file:///C:/Users/mariu/OneDrive/Desktop/CURS%20IT/1.PROIECT/TEST%20CASES_STATUS%20REPORT_EXECUTION_18.04.24.xlsx'#TEST CASES_STATUS_REPORT_Proble" table:print="false" table:style-name="ta_extref">
        <table:table-source xlink:type="simple" xlink:href="../TEST%20CASES_STATUS%20REPORT_EXECUTION_18.04.24.xlsx" table:table-name="TEST CASES_STATUS_REPORT_Proble" table:mode="copy-results-only"/>
        <table:table-column table:number-columns-repeated="10"/>
        <table:table-row>
          <table:table-cell table:number-columns-repeated="10"/>
        </table:table-row>
        <table:table-row>
          <table:table-cell table:number-columns-repeated="2"/>
          <table:table-cell table:style-name="ce1" office:value-type="string">
            <text:p>Username si parola corecte
+
Verificare functie protejare parola (.....)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Username valid si parola invalida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Username valid si parola camp gol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Username invalid si parola valida 
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Username camp gol si parola valida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Buton 'All Items' (6 produse) +
Verificare afisare detalii produs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Verificare detalii produse cu redirectionare catre 'single product page'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Testare buton 'Back to products' +
Testare pictograma 'poza'/ 'nume produs' 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Testare buton sortare - nume A-Z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Testare buton sortare - nume Z-A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Testare buton sortare - price H-L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Testare buton sortare - price L-H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Adaugarea unui produs in cos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Adaugarea a 6 produse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Testarea butonului de 'Remove' din Home Page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@@@@ Testarea butonului 'Logout'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@@@@ Verificare adaugare produs de mai multe ori 
+ Verificare din form 'single product page'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Testare butonul de 'Remove' din Pagina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Testare butonul 'Continue shopping'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Verificare detalii produs/ produse din Cos +
Verificare ca nu se calculeaza 'pret total'</text:p>
          </table:table-cell>
          <table:table-cell table:number-columns-repeated="6"/>
          <table:table-cell table:style-name="ce1" office:value-type="string">
            <text:p>Blocked</text:p>
          </table:table-cell>
        </table:table-row>
        <table:table-row>
          <table:table-cell table:number-columns-repeated="2"/>
          <table:table-cell table:style-name="ce1" office:value-type="string">
            <text:p>Testare buton 'Checkout'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Verificare produse din cos cumparaturi la re-logare 
(Login/ Logout)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Testare toate cele 3 campuri cu date valide + buton 'Continue'</text:p>
          </table:table-cell>
          <table:table-cell table:number-columns-repeated="6"/>
          <table:table-cell table:style-name="ce1" office:value-type="string">
            <text:p>Fail</text:p>
          </table:table-cell>
        </table:table-row>
        <table:table-row>
          <table:table-cell table:number-columns-repeated="2"/>
          <table:table-cell table:style-name="ce1" office:value-type="string">
            <text:p>Date incomplete client Camp First name gol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Date incomplete client Camp Last name gol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Date incomplete client Camp Zip/Postal cod gol</text:p>
          </table:table-cell>
          <table:table-cell table:number-columns-repeated="6"/>
          <table:table-cell table:style-name="ce1" office:value-type="string">
            <text:p>Blocked</text:p>
          </table:table-cell>
        </table:table-row>
        <table:table-row>
          <table:table-cell table:number-columns-repeated="2"/>
          <table:table-cell table:style-name="ce1" office:value-type="string">
            <text:p>Testare buton 'Cancel'</text:p>
          </table:table-cell>
          <table:table-cell table:number-columns-repeated="6"/>
          <table:table-cell table:style-name="ce1" office:value-type="string">
            <text:p>Pass</text:p>
          </table:table-cell>
        </table:table-row>
        <table:table-row>
          <table:table-cell table:number-columns-repeated="2"/>
          <table:table-cell table:style-name="ce1" office:value-type="string">
            <text:p>Testare buton 'Cancel'</text:p>
          </table:table-cell>
          <table:table-cell table:number-columns-repeated="6"/>
          <table:table-cell table:style-name="ce1" office:value-type="string">
            <text:p>Blocked</text:p>
          </table:table-cell>
        </table:table-row>
        <table:table-row>
          <table:table-cell table:number-columns-repeated="2"/>
          <table:table-cell table:style-name="ce1" office:value-type="string">
            <text:p>Verificare Date valide + testare buton 'Finish'</text:p>
          </table:table-cell>
          <table:table-cell table:number-columns-repeated="6"/>
          <table:table-cell table:style-name="ce1" office:value-type="string">
            <text:p>Blocked</text:p>
          </table:table-cell>
        </table:table-row>
        <table:table-row>
          <table:table-cell table:number-columns-repeated="2"/>
          <table:table-cell table:style-name="ce1" office:value-type="string">
            <text:p>Verificare afisaj mesaj de informare + testare buton 'Back Home'</text:p>
          </table:table-cell>
          <table:table-cell table:number-columns-repeated="6"/>
          <table:table-cell table:style-name="ce1" office:value-type="string">
            <text:p>Blocked</text:p>
          </table:table-cell>
        </table:table-row>
      </table:table>
      <table:named-expressions/>
      <table:database-ranges>
        <table:database-range table:name="__Anonymous_Sheet_DB__0" table:target-range-address="'TEST CASES_STATUS_REPORT_Proble'.A1:'TEST CASES_STATUS_REPORT_Proble'.AA8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5:59:59.674000000</meta:creation-date>
    <dc:date>2024-04-18T16:02:58.064000000</dc:date>
    <meta:editing-duration>PT2M59S</meta:editing-duration>
    <meta:editing-cycles>1</meta:editing-cycles>
    <meta:document-statistic meta:table-count="2" meta:cell-count="317" meta:object-count="0"/>
    <meta:generator>Neat_Office/6.2.8.2$Windows_x86 LibreOffice_project/</meta:generator>
  </office:meta>
</office:document-meta>
</file>